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co1" style:family="table-column">
      <style:table-column-properties style:column-width="12.189cm" style:use-optimal-column-width="false"/>
    </style:style>
    <style:style style:name="co2" style:family="table-column">
      <style:table-column-properties style:column-width="12.195cm" style:use-optimal-column-width="false"/>
    </style:style>
    <style:style style:name="co3" style:family="table-column">
      <style:table-column-properties style:column-width="8.4cm" style:use-optimal-column-width="false"/>
    </style:style>
    <style:style style:name="co4" style:family="table-column">
      <style:table-column-properties style:column-width="11.641cm" style:use-optimal-column-width="false"/>
    </style:style>
    <style:style style:name="co5" style:family="table-column">
      <style:table-column-properties style:column-width="5.159cm" style:use-optimal-column-width="false"/>
    </style:style>
    <style:style style:name="ro1" style:family="table-row">
      <style:table-row-properties style:row-height="3.807cm"/>
    </style:style>
    <style:style style:name="ro2" style:family="table-row">
      <style:table-row-properties style:row-height="3.814cm"/>
    </style:style>
    <style:style style:name="ro3" style:family="table-row">
      <style:table-row-properties style:row-height="1.017cm"/>
    </style:style>
    <style:style style:name="ce1" style:family="table-cell">
      <style:paragraph-properties fo:text-align="center" style:writing-mode="rl-tb"/>
      <style:text-properties fo:color="#009900"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text-align="center" style:writing-mode="rl-tb"/>
      <style:text-properties fo:color="#990099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color="#ff0000" fo:font-size="36pt" fo:font-weight="bold" style:font-size-asian="36pt" style:font-weight-asian="bold" style:font-size-complex="36pt" style:font-weight-complex="bold"/>
    </style:style>
    <style:style style:name="ce4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5" style:family="table-cell">
      <style:paragraph-properties fo:text-align="center"/>
      <style:text-properties fo:font-size="36pt" style:font-size-asian="36pt" style:font-size-complex="36pt"/>
    </style:style>
    <style:style style:name="ce6" style:family="table-cell">
      <style:paragraph-properties fo:text-align="center"/>
      <style:text-properties fo:color="#009900" fo:font-size="36pt" style:font-size-asian="36pt" style:font-size-complex="36pt"/>
    </style:style>
    <style:style style:name="ce7" style:family="table-cell">
      <style:paragraph-properties fo:text-align="center"/>
      <style:text-properties fo:color="#ff0000" fo:font-size="36pt" style:font-size-asian="36pt" style:font-size-complex="36pt"/>
    </style:style>
    <style:style style:name="ce8" style:family="table-cell">
      <style:paragraph-properties fo:text-align="center"/>
      <style:text-properties fo:color="#990099" fo:font-size="36pt" style:font-size-asian="36pt" style:font-size-complex="36pt"/>
    </style:style>
    <style:style style:name="ce9" style:family="table-cell">
      <style:paragraph-properties fo:text-align="center" style:writing-mode="rl-tb"/>
      <style:text-properties fo:color="#009900" fo:font-size="36pt" style:font-size-asian="36pt" style:font-size-complex="36pt"/>
    </style:style>
    <style:style style:name="ce10" style:family="table-cell">
      <style:paragraph-properties fo:text-align="center" style:writing-mode="rl-tb"/>
      <style:text-properties fo:color="#ff0000" fo:font-size="36pt" style:font-size-asian="36pt" style:font-size-complex="36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margin-left="0cm" fo:margin-right="0cm" fo:text-align="start" fo:text-indent="0cm" style:writing-mode="lr-tb"/>
    </style:style>
    <style:style style:name="P7" style:family="paragraph">
      <style:paragraph-properties fo:margin-left="0cm" fo:margin-right="0cm" fo:text-align="end" fo:text-indent="0cm" style:writing-mode="rl-tb"/>
    </style:style>
    <style:style style:name="P8" style:family="paragraph">
      <style:paragraph-properties fo:text-align="end" style:writing-mode="rl-tb"/>
      <style:text-properties fo:font-size="36pt" style:font-size-asian="36pt" style:font-size-complex="36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text-align="end" style:writing-mode="rl-tb"/>
      <style:text-properties fo:font-size="32pt" style:font-size-asian="32pt" style:font-size-complex="32pt"/>
    </style:style>
    <style:style style:name="P12" style:family="paragraph">
      <style:paragraph-properties fo:text-align="center" style:writing-mode="rl-tb"/>
      <style:text-properties fo:color="#009900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 style:writing-mode="rl-tb"/>
      <style:text-properties fo:color="#990099"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center" style:writing-mode="rl-tb"/>
      <style:text-properties fo:color="#ff0000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end" style:writing-mode="rl-tb"/>
      <style:text-properties fo:font-size="36pt" style:font-size-asian="32pt" style:font-size-complex="32pt"/>
    </style:style>
    <style:style style:name="P16" style:family="paragraph">
      <style:paragraph-properties fo:text-align="end" style:writing-mode="rl-tb"/>
      <style:text-properties fo:color="#000099" fo:font-size="32pt" style:font-size-asian="32pt" style:font-size-complex="32pt"/>
    </style:style>
    <style:style style:name="P1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text-align="center"/>
      <style:text-properties fo:font-size="36pt" style:font-size-asian="36pt" style:font-size-complex="36pt"/>
    </style:style>
    <style:style style:name="P19" style:family="paragraph">
      <style:paragraph-properties fo:text-align="center"/>
      <style:text-properties fo:color="#009900" fo:font-size="36pt" style:font-size-asian="36pt" style:font-size-complex="36pt"/>
    </style:style>
    <style:style style:name="P20" style:family="paragraph">
      <style:paragraph-properties fo:text-align="center"/>
      <style:text-properties fo:color="#ff0000" fo:font-size="36pt" style:font-size-asian="36pt" style:font-size-complex="36pt"/>
    </style:style>
    <style:style style:name="P21" style:family="paragraph">
      <style:paragraph-properties fo:text-align="center"/>
      <style:text-properties fo:color="#990099" fo:font-size="36pt" style:font-size-asian="36pt" style:font-size-complex="36pt"/>
    </style:style>
    <style:style style:name="P22" style:family="paragraph">
      <style:paragraph-properties fo:text-align="center" style:writing-mode="rl-tb"/>
      <style:text-properties fo:color="#009900" fo:font-size="36pt" style:font-size-asian="36pt" style:font-size-complex="36pt"/>
    </style:style>
    <style:style style:name="P23" style:family="paragraph">
      <style:paragraph-properties fo:text-align="center" style:writing-mode="rl-tb"/>
      <style:text-properties fo:color="#ff0000" fo:font-size="36pt" style:font-size-asian="36pt" style:font-size-complex="36pt"/>
    </style:style>
    <style:style style:name="P24" style:family="paragraph">
      <style:paragraph-properties fo:text-align="end" style:writing-mode="rl-tb"/>
      <style:text-properties fo:color="#990099" fo:font-size="36pt" style:font-size-asian="36pt" style:font-size-complex="36pt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990099" fo:font-size="36pt" style:font-size-asian="36pt" style:font-size-complex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color="#3333ff" fo:font-size="36pt" style:font-size-asian="36pt" style:font-size-complex="36pt"/>
    </style:style>
    <style:style style:name="T4" style:family="text">
      <style:text-properties fo:color="#3333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7f0055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36pt" style:font-size-asian="36pt" style:font-size-complex="36pt"/>
    </style:style>
    <style:style style:name="T7" style:family="text">
      <style:text-properties fo:color="#000000" fo:font-size="36pt" style:font-size-asian="36pt" style:font-name-complex="Monospace2" style:font-size-complex="36pt"/>
    </style:style>
    <style:style style:name="T8" style:family="text">
      <style:text-properties style:use-window-font-color="true" fo:font-size="36pt" style:font-size-asian="36pt" style:font-size-complex="3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66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6600" fo:font-size="32pt" style:font-size-asian="32pt" style:font-size-complex="32pt"/>
    </style:style>
    <style:style style:name="T13" style:family="text">
      <style:text-properties fo:color="#cc0000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cc0000" fo:font-size="32pt" style:font-size-asian="32pt" style:font-size-complex="3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style:text-underline-mode="continuous" style:text-overline-mode="continuous" style:text-line-through-mode="continuous" style:letter-kerning="true" fo:background-color="transparent" style:font-size-asian="48pt" style:font-style-asian="normal" style:font-size-complex="48pt" style:language-complex="he" style:country-complex="IL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8pt" style:font-style-asian="normal" style:font-weight-asian="normal" style:font-size-complex="48pt" style:language-complex="he" style:country-complex="IL" style:font-style-complex="normal" style:font-weight-complex="normal"/>
    </style:style>
    <style:style style:name="T17" style:family="text">
      <style:text-properties fo:color="#666699" fo:font-size="32pt" style:font-size-asian="32pt" style:font-size-complex="32pt"/>
    </style:style>
    <style:style style:name="T18" style:family="text">
      <style:text-properties fo:color="#009900" fo:font-size="32pt" style:font-size-asian="32pt" style:font-size-complex="32pt"/>
    </style:style>
    <style:style style:name="T19" style:family="text">
      <style:text-properties fo:color="#000099" fo:font-size="36pt" style:font-size-asian="32pt" style:font-size-complex="32pt"/>
    </style:style>
    <style:style style:name="T20" style:family="text">
      <style:text-properties fo:color="#000099" fo:font-size="36pt" fo:font-weight="bold" style:font-size-asian="32pt" style:font-weight-asian="bold" style:font-size-complex="32pt" style:font-weight-complex="bold"/>
    </style:style>
    <style:style style:name="T21" style:family="text">
      <style:text-properties fo:color="#cc0000" fo:font-size="36pt" style:font-size-asian="32pt" style:font-size-complex="32pt"/>
    </style:style>
    <style:style style:name="T22" style:family="text">
      <style:text-properties fo:color="#000099" fo:font-size="32pt" style:font-size-asian="32pt" style:font-size-complex="32pt"/>
    </style:style>
    <style:style style:name="T23" style:family="text">
      <style:text-properties fo:color="#007826" fo:font-size="32pt" style:font-size-asian="32pt" style:font-size-complex="32pt"/>
    </style:style>
    <style:style style:name="T24" style:family="text">
      <style:text-properties fo:color="#ff0000"/>
    </style:style>
    <style:style style:name="T25" style:family="text">
      <style:text-properties fo:color="#990099"/>
    </style:style>
    <style:style style:name="T26" style:family="text">
      <style:text-properties fo:color="#990099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</text:span><text:span text:style-name="T1">לתיכנות </text:span><text:span text:style-name="T1">מונחה </text:span><text:span text:style-name="T1">עצמים – </text:span><text:span text:style-name="T1">ירושה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8" draw:layer="layout" svg:width="26.924cm" svg:height="15.748cm" svg:x="0.762cm" svg:y="4.064cm" presentation:class="outline" presentation:user-transformed="true">
          <draw:text-box>
            <text:list text:style-name="L2">
              <text:list-header>
                <text:p text:style-name="P5"><text:span text:style-name="T3">כדי שהתוכנה תשקף את המציאות.</text:span></text:p>
                <text:p text:style-name="P5"><text:span text:style-name="T3">למשל: במציאות, </text:span><text:span text:style-name="T4">מנהל</text:span><text:span text:style-name="T3"> הוא סוג של </text:span><text:span text:style-name="T4">עובד</text:span><text:span text:style-name="T3">. </text:span><text:span text:style-name="T3"><text:line-break/></text:span><text:span text:style-name="T3">לשניהם יש שם ומשכורת. אבל למנהל יש גם בונוס.</text:span><text:span text:style-name="T3"><text:line-break/></text:span><text:span text:style-name="T3">לכן בתוכנה:</text:span></text:p>
              </text:list-header>
            </text:list>
            <text:p text:style-name="P6"><text:span text:style-name="T5">public</text:span><text:span text:style-name="T6"> </text:span><text:span text:style-name="T5">class</text:span><text:span text:style-name="T6"> Manager </text:span><text:span text:style-name="T5">extends</text:span><text:span text:style-name="T6"> Employee {</text:span></text:p>
            <text:p text:style-name="P6"><text:span text:style-name="T6"><text:s text:c="4"/></text:span><text:span text:style-name="T3">... </text:span><text:span text:style-name="T7">שדות נוספים</text:span><text:span text:style-name="T6"> </text:span><text:span text:style-name="T3">... </text:span></text:p>
            <text:p text:style-name="P6"><text:span text:style-name="T6"><text:s text:c="4"/></text:span><text:span text:style-name="T3">... </text:span><text:span text:style-name="T7">מתודות נוספות או מוחלפות</text:span><text:span text:style-name="T6"> </text:span><text:span text:style-name="T3">…</text:span></text:p>
            <text:p text:style-name="P6"><text:span text:style-name="T8">}</text:span></text:p>
            <text:p text:style-name="P7"><text:span text:style-name="T4"><text:s text:c="4"/>מושגים</text:span><text:span text:style-name="T3">: העובד הוא </text:span><text:span text:style-name="T4">supertype</text:span><text:span text:style-name="T3"> והמנהל הוא </text:span><text:span text:style-name="T4">subtype</text:span><text:span text:style-name="T3">.</text:span></text:p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9">ירושה – </text:span><text:span text:style-name="T9">למה צריך </text:span><text:span text:style-name="T9">את זה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11" draw:layer="layout" svg:width="25.2cm" svg:height="14.137cm" svg:x="1.4cm" svg:y="4.913cm" presentation:class="outline" presentation:user-transformed="true">
          <draw:text-box>
            <text:list text:style-name="L3">
              <text:list-item>
                <text:p text:style-name="P5"><text:span text:style-name="T10">מתודות עם אותו שם ומימוש שונה.</text:span></text:p>
              </text:list-item>
              <text:list-item>
                <text:p text:style-name="P5"><text:span text:style-name="T10">בג’אבה יש שני סוגים של ריבוי-צורה:</text:span></text:p>
                <text:list>
                  <text:list-item>
                    <text:p text:style-name="P5"><text:span text:style-name="T11">החלפה</text:span><text:span text:style-name="T12"> – </text:span><text:span text:style-name="T12">Overriding</text:span><text:span text:style-name="T12">:</text:span></text:p>
                    <text:list>
                      <text:list-item>
                        <text:p text:style-name="P5"><text:span text:style-name="T12">בחירת המתודה מתבצעת לפי סוג </text:span><text:span text:style-name="T11">העצם</text:span><text:span text:style-name="T12">.</text:span></text:p>
                      </text:list-item>
                      <text:list-item>
                        <text:p text:style-name="P5"><text:span text:style-name="T12">קישור מאוחר – </text:span><text:span text:style-name="T12">late binding</text:span><text:span text:style-name="T12"> – ע”י </text:span><text:span text:style-name="T11">המכונה</text:span><text:span text:style-name="T12">.</text:span></text:p>
                      </text:list-item>
                    </text:list>
                  </text:list-item>
                  <text:list-item>
                    <text:p text:style-name="P5"><text:span text:style-name="T13">העמסה</text:span><text:span text:style-name="T14"> – </text:span><text:span text:style-name="T14">Overloading</text:span></text:p>
                    <text:list>
                      <text:list-item>
                        <text:p text:style-name="P5"><text:span text:style-name="T14">בחירת המתודה מתבצעת לפי סוג </text:span><text:span text:style-name="T13">המשתנה</text:span><text:span text:style-name="T14">.</text:span></text:p>
                      </text:list-item>
                      <text:list-item>
                        <text:p text:style-name="P5"><text:span text:style-name="T14">קישור מוקדם – </text:span><text:span text:style-name="T14">early binding</text:span><text:span text:style-name="T14"> – ע”י </text:span><text:span text:style-name="T13">הקומפיילר</text:span><text:span text:style-name="T14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9">ריבוי צורה</text:span><text:span text:style-name="T15"> </text:span><text:span text:style-name="T15">– </text:span><text:span text:style-name="T16">polymorp</text:span><text:span text:style-name="T16">his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15">סוגי שגיאות</text:span></text:p>
          </draw:text-box>
        </draw:frame>
        <draw:frame draw:style-name="standard" draw:layer="layout" svg:width="24.383cm" svg:height="11.427cm" svg:x="2.286cm" svg:y="4.0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2">שגיאת קומפילציה</text:p>
              </table:table-cell>
            </table:table-row>
            <table:table-row table:style-name="ro1" table:default-cell-style-name="ce2">
              <table:table-cell/>
              <table:table-cell>
                <text:p text:style-name="P13">שגיאת ריצה</text:p>
              </table:table-cell>
            </table:table-row>
            <table:table-row table:style-name="ro2" table:default-cell-style-name="ce3">
              <table:table-cell/>
              <table:table-cell>
                <text:p text:style-name="P14">שגיאה לוגית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15">סוגי שגיאות</text:span></text:p>
          </draw:text-box>
        </draw:frame>
        <draw:frame draw:style-name="standard" draw:layer="layout" svg:width="24.383cm" svg:height="11.427cm" svg:x="2.286cm" svg:y="4.0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זולה</text:p>
              </table:table-cell>
              <table:table-cell>
                <text:p text:style-name="P12">שגיאת קומפילציה</text:p>
              </table:table-cell>
            </table:table-row>
            <table:table-row table:style-name="ro1" table:default-cell-style-name="ce2">
              <table:table-cell>
                <text:p text:style-name="P13">בינונית</text:p>
              </table:table-cell>
              <table:table-cell>
                <text:p text:style-name="P13">שגיאת ריצה</text:p>
              </table:table-cell>
            </table:table-row>
            <table:table-row table:style-name="ro2" table:default-cell-style-name="ce3">
              <table:table-cell>
                <text:p text:style-name="P14">יקרה</text:p>
              </table:table-cell>
              <table:table-cell>
                <text:p text:style-name="P14">שגיאה לוגית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11" draw:layer="layout" svg:width="25.2cm" svg:height="14.137cm" svg:x="1.4cm" svg:y="4.913cm" presentation:class="outline" presentation:user-transformed="true">
          <draw:text-box>
            <text:list text:style-name="L3">
              <text:list-item>
                <text:p text:style-name="P5"><text:span text:style-name="T17">מחלקה </text:span><text:span text:style-name="T17">final</text:span><text:span text:style-name="T17"> – אי אפשר להרחיב;</text:span></text:p>
                <text:list>
                  <text:list-item>
                    <text:p text:style-name="P5"><text:span text:style-name="T17">דוגמה – </text:span><text:span text:style-name="T17">String</text:span><text:span text:style-name="T17">.</text:span></text:p>
                  </text:list-item>
                </text:list>
              </text:list-item>
              <text:list-item>
                <text:p text:style-name="P5"><text:span text:style-name="T17">מתודה </text:span><text:span text:style-name="T17">final</text:span><text:span text:style-name="T17"> – אי אפשר להחליף;</text:span></text:p>
                <text:list>
                  <text:list-item>
                    <text:p text:style-name="P5"><text:span text:style-name="T17">דוגמה – </text:span><text:span text:style-name="T17">getClass</text:span><text:span text:style-name="T17">.</text:span></text:p>
                  </text:list-item>
                </text:list>
              </text:list-item>
              <text:list-item>
                <text:p text:style-name="P5"><text:span text:style-name="T18">מחלקה </text:span><text:span text:style-name="T18">abstract</text:span><text:span text:style-name="T18"> – חייבים להרחיב – כל עצם חייב להשתייך </text:span><text:span text:style-name="T18">למחלקה יורשת.</text:span></text:p>
              </text:list-item>
              <text:list-item>
                <text:p text:style-name="P5"><text:span text:style-name="T18">מתודה </text:span><text:span text:style-name="T18">abstract</text:span><text:span text:style-name="T18"> – חייבים להחליף – כל עצם חייב להשתייך </text:span><text:span text:style-name="T18">למחלקה יורשת שמממשת את המתודה.</text:span></text:p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15">הגבלת </text:span><text:span text:style-name="T15">ירושה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15" draw:layer="layout" svg:width="25.778cm" svg:height="14.137cm" svg:x="1.4cm" svg:y="4.913cm" presentation:class="outline" presentation:user-transformed="true">
          <draw:text-box>
            <text:list text:style-name="L3">
              <text:list-item>
                <text:p text:style-name="P5"><text:span text:style-name="T19">עקרון ההחלפה של ליסקוב (</text:span><text:span text:style-name="T19">Liskov Substitution </text:span><text:span text:style-name="T19">Principle</text:span><text:span text:style-name="T19">): <text:s text:c="3"/></text:span><text:span text:style-name="T19"><text:line-break/></text:span><text:span text:style-name="T19">* </text:span><text:span text:style-name="T20">אם</text:span><text:span text:style-name="T19"> מחלקה ב יורשת את מחלקה א, </text:span><text:span text:style-name="T19"><text:line-break/></text:span><text:span text:style-name="T19">* </text:span><text:span text:style-name="T20">אז </text:span><text:span text:style-name="T19">בכל מקום שבו יש עצם ממחלקה א אפשר לשים במקומו </text:span><text:span text:style-name="T19">עצם ממחלקה ב והתוכנית תמשיך לעבוד בצורה תקינה.</text:span></text:p>
              </text:list-item>
              <text:list-item>
                <text:p text:style-name="P5"><text:span text:style-name="T21"><text:s/>דוגמה נגדית: מחסנית ווקטור.</text:span></text:p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15">מתי </text:span><text:span text:style-name="T9">לא</text:span><text:span text:style-name="T15"> </text:span><text:span text:style-name="T15">משתמשים </text:span><text:span text:style-name="T15">בירושה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16" draw:layer="layout" svg:width="25.2cm" svg:height="14.899cm" svg:x="1.4cm" svg:y="4.913cm" presentation:class="outline" presentation:user-transformed="true">
          <draw:text-box>
            <text:list text:style-name="L3">
              <text:list-item>
                <text:p text:style-name="P5"><text:span text:style-name="T22">כל מחלקה יורשת מ-</text:span><text:span text:style-name="T22">Object</text:span><text:span text:style-name="T22"> מאחרי הקלעים.</text:span></text:p>
              </text:list-item>
              <text:list-item>
                <text:p text:style-name="P5"><text:span text:style-name="T23">מתודות של </text:span><text:span text:style-name="T23">Object</text:span><text:span text:style-name="T23">:</text:span></text:p>
                <text:list>
                  <text:list-item>
                    <text:p text:style-name="P5"><text:span text:style-name="T23">toString</text:span></text:p>
                  </text:list-item>
                  <text:list-item>
                    <text:p text:style-name="P5"><text:span text:style-name="T23">getClass</text:span></text:p>
                  </text:list-item>
                  <text:list-item>
                    <text:p text:style-name="P5"><text:span text:style-name="T23">equals, hashCode</text:span></text:p>
                  </text:list-item>
                  <text:list-item>
                    <text:p text:style-name="P5"><text:span text:style-name="T23">clone</text:span></text:p>
                  </text:list-item>
                  <text:list-item>
                    <text:p text:style-name="P5"><text:span text:style-name="T23">wait, notify, notifyAll</text:span></text:p>
                  </text:list-item>
                </text:list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15">המחלקה </text:span><text:span text:style-name="T15">Objec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ריק" presentation:presentation-page-layout-name="AL1T13">
        <office:forms form:automatic-focus="false" form:apply-design-mode="false"/>
        <draw:frame draw:style-name="standard" draw:layer="layout" svg:width="25.199cm" svg:height="9.836cm" svg:x="1.4cm" svg:y="4.91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>
                <text:p text:style-name="P17">a.equals(b)</text:p>
              </table:table-cell>
              <table:table-cell>
                <text:p text:style-name="P17">a.hashCode()<text:line-break/>=b.hashCode()</text:p>
              </table:table-cell>
              <table:table-cell/>
            </table:table-row>
            <table:table-row table:style-name="ro3" table:default-cell-style-name="ce5">
              <table:table-cell>
                <text:p text:style-name="P18">true</text:p>
              </table:table-cell>
              <table:table-cell>
                <text:p text:style-name="P18">true</text:p>
              </table:table-cell>
              <table:table-cell table:style-name="ce6">
                <text:p text:style-name="P19">טוב</text:p>
              </table:table-cell>
            </table:table-row>
            <table:table-row table:style-name="ro3" table:default-cell-style-name="ce5">
              <table:table-cell>
                <text:p text:style-name="P18">false</text:p>
              </table:table-cell>
              <table:table-cell>
                <text:p text:style-name="P18">false</text:p>
              </table:table-cell>
              <table:table-cell table:style-name="ce6">
                <text:p text:style-name="P19">טוב</text:p>
              </table:table-cell>
            </table:table-row>
            <table:table-row table:style-name="ro3" table:default-cell-style-name="ce5">
              <table:table-cell>
                <text:p text:style-name="P18">true</text:p>
              </table:table-cell>
              <table:table-cell>
                <text:p text:style-name="P18">false</text:p>
              </table:table-cell>
              <table:table-cell table:style-name="ce7">
                <text:p text:style-name="P20"><text:span text:style-name="T24">רע</text:span></text:p>
              </table:table-cell>
            </table:table-row>
            <table:table-row table:style-name="ro3" table:default-cell-style-name="ce5">
              <table:table-cell>
                <text:p text:style-name="P18">false</text:p>
              </table:table-cell>
              <table:table-cell>
                <text:p text:style-name="P18">true</text:p>
              </table:table-cell>
              <table:table-cell table:style-name="ce8">
                <text:p text:style-name="P21"><text:span text:style-name="T25">?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15">equals - </text:span><text:span text:style-name="T15">hashCod</text:span><text:span text:style-name="T15">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ריק" presentation:presentation-page-layout-name="AL1T13">
        <office:forms form:automatic-focus="false" form:apply-design-mode="false"/>
        <draw:frame draw:style-name="standard" draw:layer="layout" svg:width="25.199cm" svg:height="9.892cm" svg:x="1.4cm" svg:y="4.91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>
                <text:p text:style-name="P17">a.equals(b)</text:p>
              </table:table-cell>
              <table:table-cell>
                <text:p text:style-name="P17">a.hashCode()<text:line-break/>=b.hashCode()</text:p>
              </table:table-cell>
              <table:table-cell/>
            </table:table-row>
            <table:table-row table:style-name="ro3" table:default-cell-style-name="ce5">
              <table:table-cell>
                <text:p text:style-name="P18">true</text:p>
              </table:table-cell>
              <table:table-cell>
                <text:p text:style-name="P18">true</text:p>
              </table:table-cell>
              <table:table-cell table:style-name="ce9">
                <text:p text:style-name="P22">טוב</text:p>
              </table:table-cell>
            </table:table-row>
            <table:table-row table:style-name="ro3" table:default-cell-style-name="ce5">
              <table:table-cell>
                <text:p text:style-name="P18">false</text:p>
              </table:table-cell>
              <table:table-cell>
                <text:p text:style-name="P18">false</text:p>
              </table:table-cell>
              <table:table-cell table:style-name="ce9">
                <text:p text:style-name="P22">טוב</text:p>
              </table:table-cell>
            </table:table-row>
            <table:table-row table:style-name="ro3" table:default-cell-style-name="ce5">
              <table:table-cell>
                <text:p text:style-name="P18">true</text:p>
              </table:table-cell>
              <table:table-cell>
                <text:p text:style-name="P18">false</text:p>
              </table:table-cell>
              <table:table-cell table:style-name="ce10">
                <text:p text:style-name="P23"><text:span text:style-name="T24">רע</text:span></text:p>
              </table:table-cell>
            </table:table-row>
            <table:table-row table:style-name="ro3" table:default-cell-style-name="ce5">
              <table:table-cell>
                <text:p text:style-name="P18">false</text:p>
              </table:table-cell>
              <table:table-cell>
                <text:p text:style-name="P18">true</text:p>
              </table:table-cell>
              <table:table-cell table:style-name="ce9">
                <text:p text:style-name="P22"><text:span text:style-name="T25">בסדר*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15">equals - </text:span><text:span text:style-name="T15">hashCod</text:span><text:span text:style-name="T15">e</text:span></text:p>
          </draw:text-box>
        </draw:frame>
        <draw:frame draw:style-name="gr3" draw:text-style-name="P25" draw:layer="layout" svg:width="24.13cm" svg:height="1.652cm" svg:x="2.286cm" svg:y="18.034cm">
          <draw:text-box>
            <text:p text:style-name="P24"><text:span text:style-name="T26">*</text:span><text:span text:style-name="T26"> תקין, אבל </text:span><text:span text:style-name="T26">עלול לגרום </text:span><text:span text:style-name="T26">אי-יעילות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</text:span><text:span text:style-name="MT7">לערוך סגנון </text:span><text:span text:style-name="MT7">כותרת של </text:span><text:span text:style-name="MT7">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</text:span><text:span text:style-name="MT8">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</text:span><text:span text:style-name="MT2">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</text:span><text:span text:style-name="MT7">לערוך סגנון </text:span><text:span text:style-name="MT7">כותרת של </text:span><text:span text:style-name="MT7">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</text:span><text:span text:style-name="MT2">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</text:span><text:span text:style-name="MT2">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</text:span><text:span text:style-name="MT2">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</text:span><text:span text:style-name="MT2">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</text:span><text:span text:style-name="MT2">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</text:span><text:span text:style-name="MT2">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</text:span><text:span text:style-name="MT2">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</text:span><text:span text:style-name="MT9">כדי </text:span><text:span text:style-name="MT9">לערו</text:span><text:span text:style-name="MT9">ך </text:span><text:span text:style-name="MT9">סגנון </text:span><text:span text:style-name="MT9">כותר</text:span><text:span text:style-name="MT9">ת של </text:span><text:span text:style-name="MT9">תבני</text:span><text:span text:style-name="MT9">ת </text:span><text:span text:style-name="MT9">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7-12-21T16:44:48.122044608</dc:date>
    <meta:editing-cycles>315</meta:editing-cycles>
    <meta:editing-duration>P3DT14H5M12S</meta:editing-duration>
    <meta:document-statistic meta:object-count="188"/>
  </office:meta>
</office:document-meta>
</file>